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7800000078EDC3B169886C47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5.801cm"/>
    </style:style>
    <style:style style:name="Tabla1.B" style:family="table-column">
      <style:table-column-properties style:column-width="11.199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B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B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Heading_20_3">
      <style:paragraph-properties fo:margin-left="0cm" fo:margin-right="0cm" fo:text-indent="0cm" style:auto-text-indent="false" fo:padding="0.049cm" fo:border="0.06pt solid #d9d9e3"/>
      <style:text-properties loext:padding="0.049cm" loext:border="0.06pt solid #d9d9e3"/>
    </style:style>
    <style:style style:name="P2" style:family="paragraph" style:parent-style-name="Heading_20_4">
      <style:paragraph-properties fo:margin-left="0cm" fo:margin-right="0cm" fo:text-indent="0cm" style:auto-text-indent="false" fo:padding="0.049cm" fo:border="0.06pt solid #d9d9e3"/>
      <style:text-properties loext:padding="0.049cm" loext:border="0.06pt solid #d9d9e3"/>
    </style:style>
    <style:style style:name="P3"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4"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5" style:family="paragraph" style:parent-style-name="Standard">
      <style:paragraph-properties fo:margin-left="0cm" fo:margin-right="0cm" fo:margin-top="0cm" fo:margin-bottom="0.499cm" style:contextual-spacing="false" fo:text-indent="0cm" style:auto-text-indent="false"/>
      <style:text-properties loext:padding="0.049cm" loext:border="0.06pt solid #d9d9e3"/>
    </style:style>
    <style:style style:name="P6" style:family="paragraph" style:parent-style-name="Text_20_body">
      <style:paragraph-properties fo:margin-left="0cm" fo:margin-right="0cm" fo:text-indent="0cm" style:auto-text-indent="false"/>
      <style:text-properties loext:padding="0.049cm" loext:border="0.06pt solid #d9d9e3"/>
    </style:style>
    <style:style style:name="P7"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8" style:family="paragraph" style:parent-style-name="Heading_20_3">
      <style:paragraph-properties fo:break-before="page"/>
    </style:style>
    <style:style style:name="P9" style:family="paragraph" style:parent-style-name="Heading_20_3">
      <style:text-properties officeooo:rsid="00230b91" officeooo:paragraph-rsid="00230b91" loext:padding="0.049cm" loext:border="0.06pt solid #d9d9e3"/>
    </style:style>
    <style:style style:name="P10" style:family="paragraph" style:parent-style-name="Text_20_body">
      <style:text-properties officeooo:rsid="00230b91" officeooo:paragraph-rsid="00230b91"/>
    </style:style>
    <style:style style:name="P11"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12" style:family="paragraph" style:parent-style-name="Preformatted_20_Text">
      <style:paragraph-properties fo:margin-left="0cm" fo:margin-right="0cm" fo:text-indent="0cm" style:auto-text-indent="false" fo:padding="0.049cm" fo:border="0.06pt solid #d9d9e3"/>
    </style:style>
    <style:style style:name="P13" style:family="paragraph" style:parent-style-name="Text_20_body">
      <style:paragraph-properties fo:margin-left="0cm" fo:margin-right="0cm" fo:text-indent="0cm" style:auto-text-indent="false" fo:padding="0.049cm" fo:border="0.06pt solid #d9d9e3"/>
    </style:style>
    <style:style style:name="P14" style:family="paragraph" style:parent-style-name="Table_20_Contents">
      <style:paragraph-properties fo:margin-left="0cm" fo:margin-right="0cm" fo:text-indent="0cm" style:auto-text-indent="false"/>
    </style:style>
    <style:style style:name="P15" style:family="paragraph" style:parent-style-name="Table_20_Heading">
      <style:paragraph-properties fo:margin-left="0cm" fo:margin-right="0cm" fo:text-indent="0cm" style:auto-text-indent="false"/>
    </style:style>
    <style:style style:name="P16" style:family="paragraph" style:parent-style-name="Preformatted_20_Text">
      <style:paragraph-properties fo:margin-top="0cm" fo:margin-bottom="0.499cm" style:contextual-spacing="false" fo:padding="0.049cm" fo:border="0.06pt solid #d9d9e3"/>
    </style:style>
    <style:style style:name="P17" style:family="paragraph" style:parent-style-name="Standard">
      <style:text-properties officeooo:rsid="00166df2" officeooo:paragraph-rsid="00166df2"/>
    </style:style>
    <style:style style:name="P18" style:family="paragraph" style:parent-style-name="Standard">
      <style:text-properties officeooo:rsid="00166df2" officeooo:paragraph-rsid="00184cca" loext:padding="0.049cm" loext:border="0.06pt solid #d9d9e3"/>
    </style:style>
    <style:style style:name="P19" style:family="paragraph" style:parent-style-name="Text_20_body">
      <style:text-properties officeooo:rsid="00166df2" officeooo:paragraph-rsid="00184cca"/>
    </style:style>
    <style:style style:name="P20" style:family="paragraph" style:parent-style-name="Text_20_body">
      <style:text-properties officeooo:rsid="00166df2" officeooo:paragraph-rsid="001fdbba"/>
    </style:style>
    <style:style style:name="P21" style:family="paragraph" style:parent-style-name="Standard">
      <style:text-properties officeooo:rsid="00214ba9" officeooo:paragraph-rsid="00214ba9"/>
    </style:style>
    <style:style style:name="P22" style:family="paragraph" style:parent-style-name="Text_20_body">
      <style:text-properties officeooo:paragraph-rsid="00184cca"/>
    </style:style>
    <style:style style:name="P23" style:family="paragraph" style:parent-style-name="Text_20_body">
      <style:text-properties officeooo:rsid="001fdbba" officeooo:paragraph-rsid="001fdbba"/>
    </style:style>
    <style:style style:name="P24" style:family="paragraph" style:parent-style-name="Text_20_body">
      <style:text-properties officeooo:rsid="001fdbba" officeooo:paragraph-rsid="00214ba9"/>
    </style:style>
    <style:style style:name="P25" style:family="paragraph" style:parent-style-name="Preformatted_20_Text" style:list-style-name="L8">
      <style:paragraph-properties fo:margin-left="0cm" fo:margin-right="0cm" fo:margin-top="0cm" fo:margin-bottom="0.499cm" style:contextual-spacing="false" fo:text-indent="0cm" style:auto-text-indent="false" fo:padding="0.049cm" fo:border="0.06pt solid #d9d9e3"/>
    </style:style>
    <style:style style:name="P26" style:family="paragraph" style:parent-style-name="Preformatted_20_Text" style:list-style-name="L8">
      <style:paragraph-properties fo:margin-left="0cm" fo:margin-right="0cm" fo:text-indent="0cm" style:auto-text-indent="false" fo:padding="0.049cm" fo:border="0.06pt solid #d9d9e3"/>
      <style:text-properties loext:padding="0.049cm" loext:border="0.06pt solid #d9d9e3"/>
    </style:style>
    <style:style style:name="P27" style:family="paragraph" style:parent-style-name="Standard">
      <style:text-properties officeooo:rsid="00166df2" officeooo:paragraph-rsid="0029358c"/>
    </style:style>
    <style:style style:name="P28" style:family="paragraph" style:parent-style-name="Standard">
      <style:paragraph-properties fo:break-before="page"/>
      <style:text-properties officeooo:rsid="00166df2" officeooo:paragraph-rsid="0029358c"/>
    </style:style>
    <style:style style:name="P29" style:family="paragraph" style:parent-style-name="Text_20_body" style:list-style-name="L1">
      <style:paragraph-properties fo:margin-left="0cm" fo:margin-right="0cm" fo:text-indent="0cm" style:auto-text-indent="false" fo:padding="0.049cm" fo:border="0.06pt solid #d9d9e3"/>
    </style:style>
    <style:style style:name="P30" style:family="paragraph" style:parent-style-name="Text_20_body" style:list-style-name="L2">
      <style:paragraph-properties fo:margin-left="0cm" fo:margin-right="0cm" fo:text-indent="0cm" style:auto-text-indent="false" fo:padding="0.049cm" fo:border="0.06pt solid #d9d9e3"/>
    </style:style>
    <style:style style:name="P31" style:family="paragraph" style:parent-style-name="Text_20_body" style:list-style-name="L3">
      <style:paragraph-properties fo:margin-left="0cm" fo:margin-right="0cm" fo:text-indent="0cm" style:auto-text-indent="false" fo:padding="0.049cm" fo:border="0.06pt solid #d9d9e3"/>
    </style:style>
    <style:style style:name="P32" style:family="paragraph" style:parent-style-name="Text_20_body" style:list-style-name="L3">
      <style:paragraph-properties fo:margin-left="0cm" fo:margin-right="0cm" fo:text-indent="0cm" style:auto-text-indent="false" fo:padding="0.049cm" fo:border="0.06pt solid #d9d9e3"/>
      <style:text-properties officeooo:paragraph-rsid="0029358c"/>
    </style:style>
    <style:style style:name="P33" style:family="paragraph" style:parent-style-name="Text_20_body" style:list-style-name="L4">
      <style:paragraph-properties fo:margin-left="0cm" fo:margin-right="0cm" fo:text-indent="0cm" style:auto-text-indent="false" fo:padding="0.049cm" fo:border="0.06pt solid #d9d9e3"/>
    </style:style>
    <style:style style:name="P34" style:family="paragraph" style:parent-style-name="Text_20_body" style:list-style-name="L5">
      <style:paragraph-properties fo:margin-left="0cm" fo:margin-right="0cm" fo:text-indent="0cm" style:auto-text-indent="false" fo:padding="0.049cm" fo:border="0.06pt solid #d9d9e3"/>
    </style:style>
    <style:style style:name="P35" style:family="paragraph" style:parent-style-name="Text_20_body" style:list-style-name="L5">
      <style:paragraph-properties fo:margin-left="0cm" fo:margin-right="0cm" fo:margin-top="0cm" fo:margin-bottom="0cm" style:contextual-spacing="false" fo:text-indent="0cm" style:auto-text-indent="false" fo:padding="0.049cm" fo:border="0.06pt solid #d9d9e3"/>
    </style:style>
    <style:style style:name="P36" style:family="paragraph" style:parent-style-name="Text_20_body" style:list-style-name="L6">
      <style:paragraph-properties fo:margin-left="0cm" fo:margin-right="0cm" fo:margin-top="0cm" fo:margin-bottom="0cm" style:contextual-spacing="false" fo:text-indent="0cm" style:auto-text-indent="false" fo:padding="0.049cm" fo:border="0.06pt solid #d9d9e3"/>
    </style:style>
    <style:style style:name="P37" style:family="paragraph" style:parent-style-name="Text_20_body" style:list-style-name="L6">
      <style:paragraph-properties fo:margin-left="0cm" fo:margin-right="0cm" fo:text-indent="0cm" style:auto-text-indent="false" fo:padding="0.049cm" fo:border="0.06pt solid #d9d9e3"/>
    </style:style>
    <style:style style:name="P38" style:family="paragraph" style:parent-style-name="Text_20_body" style:list-style-name="L7">
      <style:paragraph-properties fo:margin-left="0cm" fo:margin-right="0cm" fo:text-indent="0cm" style:auto-text-indent="false" fo:padding="0.049cm" fo:border="0.06pt solid #d9d9e3"/>
    </style:style>
    <style:style style:name="P39" style:family="paragraph" style:parent-style-name="Text_20_body" style:list-style-name="L8">
      <style:paragraph-properties fo:margin-left="0cm" fo:margin-right="0cm" fo:text-indent="0cm" style:auto-text-indent="false" fo:padding="0.049cm" fo:border="0.06pt solid #d9d9e3"/>
    </style:style>
    <style:style style:name="P40" style:family="paragraph" style:parent-style-name="Text_20_body" style:list-style-name="L9">
      <style:paragraph-properties fo:margin-left="0cm" fo:margin-right="0cm" fo:text-indent="0cm" style:auto-text-indent="false" fo:padding="0.049cm" fo:border="0.06pt solid #d9d9e3"/>
      <style:text-properties loext:padding="0.049cm" loext:border="0.06pt solid #d9d9e3"/>
    </style:style>
    <style:style style:name="T1" style:family="text">
      <style:text-properties officeooo:rsid="00166df2"/>
    </style:style>
    <style:style style:name="T2" style:family="text">
      <style:text-properties loext:padding="0.049cm" loext:border="0.06pt solid #d9d9e3"/>
    </style:style>
    <style:style style:name="T3" style:family="text">
      <style:text-properties officeooo:rsid="001e73df"/>
    </style:style>
    <style:style style:name="T4" style:family="text">
      <style:text-properties officeooo:rsid="001fdbba"/>
    </style:style>
    <style:style style:name="T5" style:family="text">
      <style:text-properties officeooo:rsid="0029358c" loext:padding="0.049cm" loext:border="0.06pt solid #d9d9e3"/>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O 2 <text:line-break/><text:span text:style-name="T3">FREEIPA</text:span></text:p>
      <text:p text:style-name="P17"/>
      <text:p text:style-name="P27"><text:a xlink:type="simple" xlink:href="https://www.freeipa.org/" text:style-name="Internet_20_link" text:visited-style-name="Visited_20_Internet_20_Link">https://</text:a></text:p>
      <text:p text:style-name="P28"><text:a xlink:type="simple" xlink:href="https://www.freeipa.org/" text:style-name="Internet_20_link" text:visited-style-name="Visited_20_Internet_20_Link">www.freeipa.org/</text:a></text:p>
      <text:p text:style-name="P17"/>
      <text:p text:style-name="P21">Requisitos instalación: <text:line-break/><text:a xlink:type="simple" xlink:href="https://access.redhat.com/documentation/en-us/red_hat_enterprise_linux/9/html-single/installing_identity_management/index" text:style-name="Internet_20_link" text:visited-style-name="Visited_20_Internet_20_Link">https://access.redhat.com/documentation/en-us/red_hat_enterprise_linux/9/html-single/installing_identity_management/index</text:a></text:p>
      <text:p text:style-name="P21"/>
      <text:p text:style-name="P24">Documentación (Red Hat Identity Management)</text:p>
      <text:p text:style-name="P24"><text:a xlink:type="simple" xlink:href="https://access.redhat.com/documentation/es-es/red_hat_enterprise_linux/9" text:style-name="Internet_20_link" text:visited-style-name="Visited_20_Internet_20_Link">https://access.redhat.com/documentation/es-es/red_hat_enterprise_linux/9</text:a></text:p>
      <text:p text:style-name="P24"/>
      <text:p text:style-name="P18">Explica qué es FreeIPA, los componentes que integra, su finalidad e integración con otros sistemas operativos (no unix) como por ejemplo el AD de Windows </text:p>
      <text:p text:style-name="P5">ChatGPT</text:p>
      <text:p text:style-name="P4">FreeIPA es una solución de código abierto que proporciona servicios de identidad y política para entornos basados en Unix. Su objetivo principal es simplificar la administración de identidades, autenticación y autorización en redes empresariales. FreeIPA se basa en varios proyectos de código abierto, como LDAP (Lightweight Directory Access Protocol), Kerberos, DNS (Domain Name System) y otros componentes relacionados.</text:p>
      <text:p text:style-name="P13"><text:span text:style-name="Strong_20_Emphasis"><text:span text:style-name="T2">Componentes de FreeIPA:</text:span></text:span></text:p>
      <text:list text:style-name="L1">
        <text:list-item>
          <text:p text:style-name="P29"><text:span text:style-name="Strong_20_Emphasis"><text:span text:style-name="T2">LDAP Server (389 Directory Server):</text:span></text:span><text:span text:style-name="T2"> FreeIPA utiliza un servidor LDAP para almacenar información de identidad, como usuarios, grupos y políticas de acceso.</text:span></text:p>
        </text:list-item>
        <text:list-item>
          <text:p text:style-name="P29"><text:span text:style-name="Strong_20_Emphasis"><text:span text:style-name="T2">Kerberos Key Distribution Center (KDC):</text:span></text:span><text:span text:style-name="T2"> Implementa el protocolo Kerberos para proporcionar autenticación segura.</text:span></text:p>
        </text:list-item>
        <text:list-item>
          <text:p text:style-name="P29"><text:span text:style-name="Strong_20_Emphasis"><text:span text:style-name="T2">Certificate Authority (CA):</text:span></text:span><text:span text:style-name="T2"> FreeIPA incluye una CA para gestionar certificados y proporcionar servicios de seguridad basados en TLS/SSL.</text:span></text:p>
        </text:list-item>
        <text:list-item>
          <text:p text:style-name="P29"><text:span text:style-name="Strong_20_Emphasis"><text:span text:style-name="T2">DNS Server:</text:span></text:span><text:span text:style-name="T2"> FreeIPA incluye un servidor DNS para gestionar registros DNS y facilitar la resolución de nombres.</text:span></text:p>
        </text:list-item>
        <text:list-item>
          <text:p text:style-name="P29"><text:span text:style-name="Strong_20_Emphasis"><text:span text:style-name="T2">Web UI (Web Interface):</text:span></text:span><text:span text:style-name="T2"> Proporciona una interfaz web para administrar y configurar los servicios de FreeIPA.</text:span></text:p>
        </text:list-item>
        <text:list-item>
          <text:p text:style-name="P29"><text:span text:style-name="Strong_20_Emphasis"><text:span text:style-name="T2">Command-Line Interface (CLI):</text:span></text:span><text:span text:style-name="T2"> Además de la interfaz web, FreeIPA ofrece una interfaz de línea de comandos para realizar tareas administrativas.</text:span></text:p>
        </text:list-item>
      </text:list>
      <text:p text:style-name="P13"><text:span text:style-name="Strong_20_Emphasis"><text:span text:style-name="T2">Finalidad de FreeIPA:</text:span></text:span></text:p>
      <text:p text:style-name="P4">La finalidad principal de FreeIPA es simplificar la gestión de identidades y la seguridad en entornos Unix. Permite a los administradores centralizar la administración de usuarios, grupos, políticas de acceso, certificados y otros aspectos relacionados con la identidad y la seguridad.</text:p>
      <text:p text:style-name="P13"><text:soft-page-break/><text:span text:style-name="Strong_20_Emphasis"><text:span text:style-name="T2">Integración con otros sistemas operativos:</text:span></text:span></text:p>
      <text:p text:style-name="P4">FreeIPA está diseñado principalmente para entornos basados en Unix, pero se puede integrar con sistemas operativos no Unix, como los entornos de Active Directory (AD) de Windows. La integración se logra mediante la interoperabilidad entre los protocolos y estándares utilizados por FreeIPA y AD.</text:p>
      <text:p text:style-name="P4">Por ejemplo, es posible configurar una confianza bidireccional entre un dominio FreeIPA y un dominio AD. Esto permite a los usuarios de FreeIPA acceder a recursos en el dominio AD y viceversa, manteniendo una administración centralizada de identidades en ambos entornos.</text:p>
      <text:p text:style-name="P4">La integración con AD se puede lograr mediante la configuración de relaciones de confianza entre los servidores FreeIPA y AD, la sincronización de contraseñas y la configuración adecuada de los protocolos utilizados, como LDAP y Kerberos. Esto facilita la colaboración y la coexistencia de sistemas basados en Unix y Windows en una infraestructura empresarial.</text:p>
      <text:p text:style-name="P20"><text:a xlink:type="simple" xlink:href="https://computingforgeeks.com/install-freeipa-server-on-rocky-almalinux/" text:style-name="Internet_20_link" text:visited-style-name="Visited_20_Internet_20_Link"/></text:p>
      <text:p text:style-name="P20"><text:span text:style-name="Strong_20_Emphasis"><text:span text:style-name="T2">LDAP (Lightweight Directory Access Protocol):</text:span></text:span></text:p>
      <text:p text:style-name="P13">LDAP es un protocolo de aplicación que proporciona servicios de directorio para organizar y acceder a información distribuida de manera jerárquica. A diferencia de su predecesor, el protocolo X.500, LDAP es "ligero" y más simple, diseñado para ser eficiente en entornos de red.</text:p>
      <text:p text:style-name="P13"><text:span text:style-name="Strong_20_Emphasis"><text:span text:style-name="T2">Arquitectura LDAP:</text:span></text:span></text:p>
      <text:p text:style-name="P13">La arquitectura LDAP sigue un modelo cliente-servidor, donde los clientes realizan solicitudes de búsqueda, actualización y autenticación al servidor LDAP. El servidor almacena y organiza la información en forma de un árbol de directorio. Cada entrada en el árbol tiene un identificador único llamado Distinguished Name (DN).</text:p>
      <text:list text:style-name="L2">
        <text:list-item>
          <text:p text:style-name="P30"><text:span text:style-name="Strong_20_Emphasis"><text:span text:style-name="T2">Entrada (Entry):</text:span></text:span> Representa un objeto en el directorio, identificado por un DN. Cada entrada puede contener atributos que describen sus propiedades.</text:p>
        </text:list-item>
        <text:list-item>
          <text:p text:style-name="P30"><text:span text:style-name="Strong_20_Emphasis"><text:span text:style-name="T2">Árbol de Directorio (Directory Tree):</text:span></text:span> La estructura jerárquica de entradas que sigue la estructura del árbol de directorio. La raíz del árbol se identifica mediante un DN.</text:p>
        </text:list-item>
      </text:list>
      <text:p text:style-name="P13"><text:span text:style-name="Strong_20_Emphasis"><text:span text:style-name="T2">Tipos de Objetos en LDAP:</text:span></text:span></text:p>
      <text:list text:style-name="L3">
        <text:list-item>
          <text:p text:style-name="P31"><text:span text:style-name="Strong_20_Emphasis"><text:span text:style-name="T2">Distinguished Name (DN):</text:span></text:span> Identificador único para una entrada en el directorio LDAP. Se compone de una serie de atributos que representan la posición única de la entrada en el árbol de directorio.</text:p>
          <text:p text:style-name="P31">Ejemplo de DN: <text:span text:style-name="Source_20_Text"><text:span text:style-name="T2">cn=John Doe,ou=People,dc=example,dc=com</text:span></text:span></text:p>
        </text:list-item>
        <text:list-item>
          <text:p text:style-name="P32"><text:span text:style-name="Strong_20_Emphasis"><text:span text:style-name="T5">Relative </text:span></text:span><text:span text:style-name="Strong_20_Emphasis"><text:span text:style-name="T2">Distinguished Name (</text:span></text:span><text:span text:style-name="Strong_20_Emphasis"><text:span text:style-name="T5">R</text:span></text:span><text:span text:style-name="Strong_20_Emphasis"><text:span text:style-name="T2">DN):</text:span></text:span><text:span text:style-name="Source_20_Text"><text:span text:style-name="T2"> </text:span></text:span></text:p>
        </text:list-item>
        <text:list-item>
          <text:p text:style-name="P31"><text:span text:style-name="Strong_20_Emphasis"><text:span text:style-name="T2">Atributo (Attribute):</text:span></text:span> Un atributo es una propiedad o característica de una entrada en el directorio LDAP. Cada atributo tiene un nombre y uno o más valores.</text:p>
          <text:p text:style-name="P31"><text:soft-page-break/>Ejemplo de atributo: <text:span text:style-name="Source_20_Text"><text:span text:style-name="T2">cn: John Doe</text:span></text:span></text:p>
        </text:list-item>
        <text:list-item>
          <text:p text:style-name="P31"><text:span text:style-name="Strong_20_Emphasis"><text:span text:style-name="T2">Object Class (Clase de Objeto):</text:span></text:span> Define los atributos que puede tener una entrada y las restricciones que se aplican a esos atributos. Las clases de objeto determinan la estructura y el comportamiento de las entradas.</text:p>
          <text:p text:style-name="P31">Ejemplo de clase de objeto: <text:span text:style-name="Source_20_Text"><text:span text:style-name="T2">inetOrgPerson</text:span></text:span></text:p>
        </text:list-item>
        <text:list-item>
          <text:p text:style-name="P31"><text:span text:style-name="Strong_20_Emphasis"><text:span text:style-name="T2">LDAP Schema (Esquema LDAP):</text:span></text:span> Define las reglas y restricciones que gobiernan la estructura y el contenido del directorio LDAP. Incluye definiciones de clases de objeto, atributos y relaciones entre ellos.</text:p>
          <text:p text:style-name="P31">Ejemplo de esquema: <text:span text:style-name="Source_20_Text"><text:span text:style-name="T2">person</text:span></text:span> y <text:span text:style-name="Source_20_Text"><text:span text:style-name="T2">organizationalPerson</text:span></text:span> son clases de objeto que pueden ser parte del esquema.</text:p>
        </text:list-item>
      </text:list>
      <text:p text:style-name="P13"><text:span text:style-name="Strong_20_Emphasis"><text:span text:style-name="T2">Relación con X.500:</text:span></text:span></text:p>
      <text:list text:style-name="L4">
        <text:list-item>
          <text:p text:style-name="P33"><text:span text:style-name="Strong_20_Emphasis"><text:span text:style-name="T2">X.500:</text:span></text:span> Es un estándar de la ITU-T que define un modelo de directorio para almacenar y recuperar información. LDAP se originó como una versión simplificada de X.500, diseñada para trabajar sobre TCP/IP y ser más ligera y eficiente.</text:p>
        </text:list-item>
        <text:list-item>
          <text:p text:style-name="P33"><text:span text:style-name="Strong_20_Emphasis"><text:span text:style-name="T2">Relación:</text:span></text:span> LDAP es una versión "ligera" y simplificada de X.500. Mientras que X.500 utiliza el protocolo de transporte OSI, LDAP se basa en TCP/IP. LDAP heredó muchos conceptos de X.500, como la estructura jerárquica del árbol de directorio, el modelo de entrada, el DN, etc. Sin embargo, LDAP simplificó estos conceptos para hacerlos más accesibles y eficientes en entornos de red.</text:p>
        </text:list-item>
      </text:list>
      <text:p text:style-name="P20"/>
      <text:p text:style-name="P20"><text:span text:style-name="Strong_20_Emphasis"><text:span text:style-name="T2">Kerberos:</text:span></text:span></text:p>
      <text:p text:style-name="P13">Kerberos es un protocolo de autenticación de red que proporciona un fuerte nivel de seguridad mediante el uso de cifrado de clave compartida. Fue desarrollado en el MIT (Instituto de Tecnología de Massachusetts) y se utiliza ampliamente en entornos de red para autenticar usuarios y servicios de manera segura.</text:p>
      <text:p text:style-name="P13"><text:span text:style-name="Strong_20_Emphasis"><text:span text:style-name="T2">Arquitectura Kerberos:</text:span></text:span></text:p>
      <text:p text:style-name="P13">La arquitectura de Kerberos implica varios componentes clave:</text:p>
      <text:list text:style-name="L5">
        <text:list-item>
          <text:p text:style-name="P34"><text:span text:style-name="Strong_20_Emphasis"><text:span text:style-name="T2">Cliente:</text:span></text:span> El usuario o servicio que solicita autenticación.</text:p>
        </text:list-item>
        <text:list-item>
          <text:p text:style-name="P34"><text:span text:style-name="Strong_20_Emphasis"><text:span text:style-name="T2">Servidor de Autenticación (AS):</text:span></text:span> Autentica al usuario y emite un Ticket de TGT (Ticket Granting Ticket) si las credenciales son válidas.</text:p>
        </text:list-item>
        <text:list-item>
          <text:p text:style-name="P34"><text:span text:style-name="Strong_20_Emphasis"><text:span text:style-name="T2">Servidor de Tickets (TGS):</text:span></text:span> Emite un Ticket de Servicio (ST) cuando se le presenta un TGT válido. Permite a un cliente acceder a un servicio específico.</text:p>
        </text:list-item>
        <text:list-item>
          <text:p text:style-name="P34"><text:span text:style-name="Strong_20_Emphasis"><text:span text:style-name="T2">Kerberos Database (KDB):</text:span></text:span> Almacena información de usuarios y servicios, incluyendo claves secretas compartidas.</text:p>
        </text:list-item>
        <text:list-item>
          <text:p text:style-name="P34"><text:soft-page-break/><text:span text:style-name="Strong_20_Emphasis"><text:span text:style-name="T2">Key Distribution Center (KDC):</text:span></text:span> Conjunto formado por el AS y el TGS. Reside en el mismo servidor y facilita la autenticación y distribución de tickets.</text:p>
        </text:list-item>
        <text:list-item>
          <text:p text:style-name="P34"><text:span text:style-name="Strong_20_Emphasis"><text:span text:style-name="T2">Tickets:</text:span></text:span></text:p>
          <text:list>
            <text:list-item>
              <text:p text:style-name="P35"><text:span text:style-name="Strong_20_Emphasis"><text:span text:style-name="T2">TGT (Ticket Granting Ticket):</text:span></text:span> Obtenido después de la autenticación inicial y se utiliza para solicitar ST.</text:p>
            </text:list-item>
            <text:list-item>
              <text:p text:style-name="P34"><text:span text:style-name="Strong_20_Emphasis"><text:span text:style-name="T2">ST (Service Ticket):</text:span></text:span> Proporciona acceso a un servicio específico.</text:p>
            </text:list-item>
          </text:list>
        </text:list-item>
      </text:list>
      <text:p text:style-name="P13"><text:span text:style-name="Strong_20_Emphasis"><text:span text:style-name="T2">Proceso de Autenticación:</text:span></text:span></text:p>
      <text:list text:style-name="L6">
        <text:list-item>
          <text:p text:style-name="P36">El cliente autentica al AS para obtener un TGT.</text:p>
        </text:list-item>
        <text:list-item>
          <text:p text:style-name="P36">El TGT se presenta al TGS para obtener un ST para un servicio específico.</text:p>
        </text:list-item>
        <text:list-item>
          <text:p text:style-name="P36">El cliente presenta el ST al servicio para la autenticación.</text:p>
        </text:list-item>
        <text:list-item>
          <text:p text:style-name="P36">El servicio verifica el ST con el TGS.</text:p>
        </text:list-item>
        <text:list-item>
          <text:p text:style-name="P37">Si la verificación es exitosa, el servicio autentica al cliente.</text:p>
        </text:list-item>
      </text:list>
      <text:p text:style-name="P13"><text:span text:style-name="Strong_20_Emphasis"><text:span text:style-name="T2">Integración con Otros Servicios:</text:span></text:span></text:p>
      <text:p text:style-name="P13">Kerberos se puede integrar con varios servicios y protocolos para proporcionar una autenticación centralizada y segura en un entorno de red:</text:p>
      <text:list text:style-name="L7">
        <text:list-item>
          <text:p text:style-name="P38"><text:span text:style-name="Strong_20_Emphasis"><text:span text:style-name="T2">LDAP:</text:span></text:span> Se utiliza comúnmente en conjunto con LDAP para autenticar usuarios contra un directorio LDAP, asegurando que solo los usuarios autenticados puedan acceder a los recursos del directorio.</text:p>
        </text:list-item>
        <text:list-item>
          <text:p text:style-name="P38"><text:span text:style-name="Strong_20_Emphasis"><text:span text:style-name="T2">SSH:</text:span></text:span> Permite la autenticación de usuarios al conectarse a través de SSH utilizando tokens Kerberos en lugar de contraseñas.</text:p>
        </text:list-item>
        <text:list-item>
          <text:p text:style-name="P38"><text:span text:style-name="Strong_20_Emphasis"><text:span text:style-name="T2">HTTP:</text:span></text:span> La autenticación basada en Kerberos se puede utilizar para autenticar usuarios que acceden a servicios web.</text:p>
        </text:list-item>
        <text:list-item>
          <text:p text:style-name="P38"><text:span text:style-name="Strong_20_Emphasis"><text:span text:style-name="T2">SMB/CIFS (Windows File Sharing):</text:span></text:span> Kerberos es utilizado en entornos Windows para la autenticación de usuarios y servicios, proporcionando un mecanismo seguro para acceder a recursos compartidos de archivos.</text:p>
        </text:list-item>
        <text:list-item>
          <text:p text:style-name="P38"><text:span text:style-name="Strong_20_Emphasis"><text:span text:style-name="T2">Correo Electrónico:</text:span></text:span> Algunos sistemas de correo electrónico pueden utilizar Kerberos para autenticar a los usuarios al acceder a sus buzones.</text:p>
        </text:list-item>
      </text:list>
      <text:p text:style-name="P13">La integración con otros servicios generalmente implica configurar estos servicios para utilizar el sistema de tickets de Kerberos, lo que permite la autenticación única (Single Sign-On) y una mayor seguridad en la red al evitar la transmisión de contraseñas en texto claro.</text:p>
      <text:h text:style-name="Heading_20_2" text:outline-level="2"><text:line-break/><text:span text:style-name="T4">Instalación (completa y detallada … ChatGpt V3.5 es “escueto”)</text:span></text:h>
      <text:p text:style-name="Text_20_body"><text:a xlink:type="simple" xlink:href="https://idroot.us/install-freeipa-rocky-linux-9/" text:style-name="Internet_20_link" text:visited-style-name="Visited_20_Internet_20_Link">https://idroot.us/install-freeipa-rocky-linux-9/</text:a></text:p>
      <text:p text:style-name="P22"><text:a xlink:type="simple" xlink:href="https://computingforgeeks.com/install-freeipa-server-on-rocky-almalinux/" text:style-name="Internet_20_link" text:visited-style-name="Visited_20_Internet_20_Link"><text:span text:style-name="T1">https://computingforgeeks.com/install-freeipa-server-on-rocky-almalinux/</text:span></text:a></text:p>
      <text:p text:style-name="P19"><text:soft-page-break/></text:p>
      <text:p text:style-name="P19"><text:span text:style-name="Strong_20_Emphasis"><text:span text:style-name="T2">Instalación de FreeIPA en Rocky Linux 8:</text:span></text:span></text:p>
      <text:list text:style-name="L8">
        <text:list-item>
          <text:p text:style-name="P39"><text:span text:style-name="Strong_20_Emphasis"><text:span text:style-name="T2">Actualización del sistema:</text:span></text:span></text:p>
          <text:p text:style-name="P26"/>
          <text:p text:style-name="P25"><text:span text:style-name="Source_20_Text"><text:span text:style-name="T2">sudo dnf update</text:span></text:span></text:p>
        </text:list-item>
        <text:list-item>
          <text:p text:style-name="P39"><text:span text:style-name="Strong_20_Emphasis"><text:span text:style-name="T2">Instalación de FreeIPA:</text:span></text:span></text:p>
          <text:p text:style-name="P26"/>
          <text:p text:style-name="P25"><text:span text:style-name="Source_20_Text"><text:span text:style-name="T2">sudo dnf install ipa-server</text:span></text:span></text:p>
        </text:list-item>
        <text:list-item>
          <text:p text:style-name="P39"><text:span text:style-name="Strong_20_Emphasis"><text:span text:style-name="T2">Configuración inicial de FreeIPA:</text:span></text:span></text:p>
          <text:p text:style-name="P26"/>
          <text:p text:style-name="P25"><text:span text:style-name="Source_20_Text"><text:span text:style-name="T2">sudo ipa-server-install</text:span></text:span></text:p>
          <text:p text:style-name="P39">El comando anterior lanzará un asistente interactivo que te guiará a través de la configuración de FreeIPA. Se te harán preguntas sobre la configuración de dominio, contraseñas, certificados, y más. Responde de acuerdo a tu entorno y requisitos específicos.</text:p>
        </text:list-item>
        <text:list-item>
          <text:p text:style-name="P39"><text:span text:style-name="Strong_20_Emphasis"><text:span text:style-name="T2">Inicio de servicios:</text:span></text:span></text:p>
          <text:p text:style-name="P26"/>
          <text:p text:style-name="P25"><text:span text:style-name="Source_20_Text"><text:span text:style-name="T2">sudo systemctl start ipa</text:span></text:span></text:p>
        </text:list-item>
        <text:list-item>
          <text:p text:style-name="P39"><text:span text:style-name="Strong_20_Emphasis"><text:span text:style-name="T2">Configuración para que los servicios se inicien automáticamente al arranque:</text:span></text:span></text:p>
          <text:p text:style-name="P26"/>
          <text:p text:style-name="P25"><text:span text:style-name="Source_20_Text"><text:span text:style-name="T2">sudo systemctl enable ipa</text:span></text:span></text:p>
        </text:list-item>
        <text:list-item>
          <text:p text:style-name="P39"><text:span text:style-name="Strong_20_Emphasis"><text:span text:style-name="T2">Verificación del estado de FreeIPA:</text:span></text:span></text:p>
          <text:p text:style-name="P26"/>
          <text:p text:style-name="P25"><text:span text:style-name="Source_20_Text"><text:span text:style-name="T2">sudo ipactl status</text:span></text:span></text:p>
          <text:p text:style-name="P39">Esto mostrará el estado de los servicios de FreeIPA y te permitirá confirmar que todo está funcionando correctamente.</text:p>
        </text:list-item>
        <text:list-item>
          <text:p text:style-name="P39"><text:span text:style-name="Strong_20_Emphasis"><text:span text:style-name="T2">Acceso a la interfaz web:</text:span></text:span> Puedes acceder a la interfaz web de FreeIPA desde un navegador ingresando la dirección <text:span text:style-name="Source_20_Text"><text:span text:style-name="T2">https://ipa-tu-domino</text:span></text:span> en la barra de direcciones.</text:p>
        </text:list-item>
      </text:list>
      <text:p text:style-name="P13">Recuerda ajustar los comandos y configuraciones según tus necesidades específicas. Además, ten en cuenta que es posible que haya cambios en los paquetes y los comandos según las actualizaciones de software y las versiones del sistema operativo. Te recomendaría verificar la documentación oficial de Rocky Linux y FreeIPA para obtener instrucciones actualizadas si estás utilizando una versión más reciente de Rocky Linux.</text:p>
      <text:p text:style-name="P19"/>
      <text:p text:style-name="P23"><text:soft-page-break/></text:p>
      <text:p text:style-name="P20"><text:line-break/></text:p>
      <text:h text:style-name="P8" text:outline-level="3">ADMINISTRACIÓN</text:h>
      <text:p text:style-name="P10"/>
      <text:p text:style-name="P10">Para crear una cuenta de usuario en FreeIPA desde la línea de comandos, puedes utilizar la herramienta <text:span text:style-name="Source_20_Text"><text:span text:style-name="T2">ipa</text:span></text:span> que proporciona FreeIPA. Aquí hay un ejemplo paso a paso para crear un usuario:</text:p>
      <text:p text:style-name="P13"><text:span text:style-name="Strong_20_Emphasis"><text:span text:style-name="T2">1. Iniciar sesión en el servidor FreeIPA:</text:span></text:span> Asegúrate de tener acceso a la línea de comandos en el servidor donde FreeIPA está instalado.</text:p>
      <text:p text:style-name="P13"><text:span text:style-name="Strong_20_Emphasis"><text:span text:style-name="T2">2. Ejecutar el comando para crear un usuario:</text:span></text:span> Utiliza el comando <text:span text:style-name="Source_20_Text"><text:span text:style-name="T2">ipa user-add</text:span></text:span> seguido del nombre del usuario y otros detalles necesarios. Por ejemplo, para crear un usuario llamado "john.doe", puedes ejecutar el siguiente comando:</text:p>
      <text:p text:style-name="P3"/>
      <text:p text:style-name="P11"><text:span text:style-name="Source_20_Text"><text:span text:style-name="T2">ipa user-add john.doe --first=John --last=Doe --email=john.doe@example.com</text:span></text:span></text:p>
      <text:p text:style-name="P13">Este comando creará un usuario con el nombre completo "John Doe" y la dirección de correo electrónico "<text:a xlink:type="simple" xlink:href="mailto:john.doe@example.com" office:target-frame-name="_new" xlink:show="replace" text:style-name="Internet_20_link" text:visited-style-name="Visited_20_Internet_20_Link"><text:span text:style-name="T2">john.doe@example.com</text:span></text:a>".</text:p>
      <text:p text:style-name="P13"><text:span text:style-name="Strong_20_Emphasis"><text:span text:style-name="T2">3. Establecer una contraseña para el usuario:</text:span></text:span> Puedes establecer una contraseña para el usuario recién creado utilizando el comando <text:span text:style-name="Source_20_Text"><text:span text:style-name="T2">ipa passwd</text:span></text:span>. Por ejemplo:</text:p>
      <text:p text:style-name="P3"/>
      <text:p text:style-name="P11"><text:span text:style-name="Source_20_Text"><text:span text:style-name="T2">ipa passwd john.doe</text:span></text:span></text:p>
      <text:p text:style-name="P13">El sistema te pedirá que ingreses y confirmes la contraseña.</text:p>
      <text:p text:style-name="P13"><text:span text:style-name="Strong_20_Emphasis"><text:span text:style-name="T2">4. Asignar roles y permisos (opcional):</text:span></text:span> Puedes asignar roles y permisos al usuario según sea necesario. Por ejemplo, si deseas que el usuario tenga permisos de administrador, puedes agregarlo al grupo de administradores de FreeIPA:</text:p>
      <text:p text:style-name="P3"/>
      <text:p text:style-name="P11"><text:span text:style-name="Source_20_Text"><text:span text:style-name="T2">ipa group-add-member admins --users=john.doe</text:span></text:span></text:p>
      <text:p text:style-name="P13">Asegúrate de ajustar los roles y permisos según los requisitos específicos de tu entorno.</text:p>
      <text:p text:style-name="P13"><text:span text:style-name="Strong_20_Emphasis"><text:span text:style-name="T2">5. Verificar la creación del usuario:</text:span></text:span> Puedes verificar que el usuario se ha creado correctamente utilizando el comando <text:span text:style-name="Source_20_Text"><text:span text:style-name="T2">ipa user-show</text:span></text:span>:</text:p>
      <text:p text:style-name="P3"/>
      <text:p text:style-name="P11"><text:span text:style-name="Source_20_Text"><text:span text:style-name="T2">ipa user-show john.doe</text:span></text:span></text:p>
      <text:p text:style-name="P13">Este comando mostrará información detallada sobre el usuario recién creado.</text:p>
      <text:p text:style-name="P13">Recuerda ajustar los valores y detalles según las necesidades específicas de tu entorno. Además, ten en cuenta que debes tener los privilegios adecuados para ejecutar estos comandos, por lo que es posible que necesites autenticarte como un administrador de FreeIPA.</text:p>
      <text:p text:style-name="P10"/>
      <text:p text:style-name="P10"/>
      <text:h text:style-name="P9" text:outline-level="3"><text:soft-page-break/>Configuración del Cliente Ubuntu:</text:h>
      <text:h text:style-name="P2" text:outline-level="4">1. Instalación del Cliente LDAP y Kerberos:</text:h>
      <text:p text:style-name="P3"/>
      <text:p text:style-name="P12"><text:span text:style-name="Source_20_Text"><text:span text:style-name="T2">sudo apt-get update</text:span></text:span></text:p>
      <text:p text:style-name="P16"><text:span text:style-name="Source_20_Text"><text:span text:style-name="T2">sudo apt-get install freeipa-client</text:span></text:span></text:p>
      <text:h text:style-name="P2" text:outline-level="4">2. Configuración del Cliente:</text:h>
      <text:p text:style-name="P3"/>
      <text:p text:style-name="P11"><text:span text:style-name="Source_20_Text"><text:span text:style-name="T2">sudo ipa-client-install --mkhomedir</text:span></text:span></text:p>
      <text:p text:style-name="P4">Este comando iniciará un asistente interactivo que te pedirá la información necesaria para configurar el cliente. Deberás proporcionar el nombre del servidor FreeIPA, el reino, y las credenciales del administrador de FreeIPA.</text:p>
      <text:h text:style-name="P2" text:outline-level="4">3. Configuración de la Resolución DNS:</text:h>
      <text:p text:style-name="P13"><text:span text:style-name="T2">Asegúrate de que el cliente pueda resolver el nombre del servidor FreeIPA. Puedes hacer esto agregando la dirección IP y el nombre del servidor FreeIPA al archivo </text:span><text:span text:style-name="Source_20_Text"><text:span text:style-name="T2">/etc/hosts</text:span></text:span><text:span text:style-name="T2"> del cliente o configurando un servidor DNS que resuelva correctamente el nombre del servidor FreeIPA.</text:span></text:p>
      <text:h text:style-name="P1" text:outline-level="3">Configuración del Inicio de Sesión con Usuario LDAP:</text:h>
      <text:h text:style-name="P2" text:outline-level="4">4. Configuración de PAM:</text:h>
      <text:p text:style-name="P13"><text:span text:style-name="T2">Edita el archivo </text:span><text:span text:style-name="Source_20_Text"><text:span text:style-name="T2">/etc/pam.d/common-session</text:span></text:span><text:span text:style-name="T2"> y agrega la siguiente línea al final del archivo:</text:span></text:p>
      <text:p text:style-name="P3"/>
      <text:p text:style-name="P11"><text:span text:style-name="Source_20_Text"><text:span text:style-name="T2">session required pam_mkhomedir.so skel=/etc/skel/ umask=0022</text:span></text:span></text:p>
      <text:h text:style-name="P2" text:outline-level="4">5. Configuración de NSS:</text:h>
      <text:p text:style-name="P13"><text:span text:style-name="T2">Edita el archivo </text:span><text:span text:style-name="Source_20_Text"><text:span text:style-name="T2">/etc/nsswitch.conf</text:span></text:span><text:span text:style-name="T2"> y asegúrate de que la línea </text:span><text:span text:style-name="Source_20_Text"><text:span text:style-name="T2">passwd</text:span></text:span><text:span text:style-name="T2"> y </text:span><text:span text:style-name="Source_20_Text"><text:span text:style-name="T2">group</text:span></text:span><text:span text:style-name="T2"> incluya "ldap":</text:span></text:p>
      <text:p text:style-name="P3"/>
      <text:p text:style-name="P12"><text:span text:style-name="Source_20_Text"><text:span text:style-name="T2">passwd: <text:s text:c="8"/>compat ldap</text:span></text:span></text:p>
      <text:p text:style-name="P16"><text:span text:style-name="Source_20_Text"><text:span text:style-name="T2">group: <text:s text:c="9"/>compat ldap</text:span></text:span></text:p>
      <text:h text:style-name="P2" text:outline-level="4">6. Reinicia el Servicio sssd:</text:h>
      <text:p text:style-name="P3"/>
      <text:p text:style-name="P11"><text:span text:style-name="Source_20_Text"><text:span text:style-name="T2">sudo systemctl restart sssd</text:span></text:span></text:p>
      <text:h text:style-name="P2" text:outline-level="4"><text:soft-page-break/>7. Inicio de Sesión con un Usuario de FreeIPA:</text:h>
      <text:p text:style-name="P4">Ahora, deberías poder iniciar sesión con un usuario de FreeIPA en el equipo Ubuntu. Utiliza el nombre de usuario y la contraseña configurados en FreeIPA.</text:p>
      <text:p text:style-name="P3"/>
      <text:p text:style-name="P11"><text:span text:style-name="Source_20_Text"><text:span text:style-name="T2">ssh username@hostname</text:span></text:span></text:p>
      <text:h text:style-name="P1" text:outline-level="3">Notas Importantes:</text:h>
      <text:list text:style-name="L9">
        <text:list-item>
          <text:p text:style-name="P40">Asegúrate de que la hora en el cliente Ubuntu y en el servidor FreeIPA estén sincronizadas. Puedes usar NTP para esto.</text:p>
        </text:list-item>
        <text:list-item>
          <text:p text:style-name="P40">Los pasos pueden variar ligeramente según la versión específica de Ubuntu y FreeIPA que estés utilizando. Asegúrate de consultar la documentación oficial para obtener detalles específicos.</text:p>
        </text:list-item>
        <text:list-item>
          <text:p text:style-name="P40">Asegúrate de tener permisos de administrador o sudo en el cliente Ubuntu para realizar estas configuraciones.</text:p>
        </text:list-item>
      </text:list>
      <text:p text:style-name="P4">Estos pasos proporcionan una configuración básica. Dependiendo de tus necesidades específicas y del entorno, podrías necesitar ajustes adicionales.</text:p>
      <text:p text:style-name="P7"><draw:frame draw:style-name="fr1" draw:name="Imagen1" text:anchor-type="as-char" svg:width="0.635cm" svg:height="0.635cm" draw:z-index="0"><draw:image xlink:href="Pictures/100000000000007800000078EDC3B169886C47E9.png" xlink:type="simple" xlink:show="embed" xlink:actuate="onLoad" draw:mime-type="image/png"/><svg:title>User</svg:title></draw:frame></text:p>
      <text:p text:style-name="P7">You</text:p>
      <text:p text:style-name="P7">No hay que definir sssd en vez de ldap en nsswitch?</text:p>
      <text:p text:style-name="P6">ChatGPT</text:p>
      <text:p text:style-name="P4">Tienes razón, y te pido disculpas por la confusión. En sistemas modernos, especialmente al utilizar servicios de directorio como FreeIPA, la configuración de NSS (Name Service Switch) suele involucrar el uso de sssd (System Security Services Daemon) en lugar de configuraciones directas de LDAP en nsswitch.conf.</text:p>
      <text:p text:style-name="P13"><text:span text:style-name="T2">Entonces, en lugar de agregar "ldap" directamente en el archivo </text:span><text:span text:style-name="Source_20_Text"><text:span text:style-name="T2">/etc/nsswitch.conf</text:span></text:span><text:span text:style-name="T2">, puedes hacer referencia a sss en ese archivo. Aquí está la corrección:</text:span></text:p>
      <text:p text:style-name="P13"><text:span text:style-name="Strong_20_Emphasis"><text:span text:style-name="T2">Edita el archivo </text:span></text:span><text:span text:style-name="Strong_20_Emphasis"><text:span text:style-name="Source_20_Text"><text:span text:style-name="T2">/etc/nsswitch.conf</text:span></text:span></text:span><text:span text:style-name="Strong_20_Emphasis"><text:span text:style-name="T2">:</text:span></text:span></text:p>
      <text:p text:style-name="P3"/>
      <text:p text:style-name="P12"><text:span text:style-name="Source_20_Text"><text:span text:style-name="T2">passwd: <text:s text:c="8"/>compat sss</text:span></text:span></text:p>
      <text:p text:style-name="P16"><text:span text:style-name="Source_20_Text"><text:span text:style-name="T2">group: <text:s text:c="9"/>compat sss</text:span></text:span></text:p>
      <text:p text:style-name="P4">Este cambio indica al sistema que utilice sssd para buscar información de usuarios y grupos, lo que incluirá la información de FreeIPA.</text:p>
      <text:p text:style-name="P4">Luego, asegúrate de reiniciar el servicio sssd después de realizar cambios en nsswitch.conf:</text:p>
      <text:p text:style-name="P3"><text:soft-page-break/></text:p>
      <text:p text:style-name="P11"><text:span text:style-name="Source_20_Text"><text:span text:style-name="T2">sudo systemctl restart sssd</text:span></text:span></text:p>
      <text:p text:style-name="P4">Gracias por señalar eso, y lamento la omisión en la respuesta anterior.</text:p>
      <text:p text:style-name="P7"/>
      <text:p text:style-name="P10"/>
      <table:table table:name="Tabla1" table:style-name="Tabla1">
        <table:table-column table:style-name="Tabla1.A"/>
        <table:table-column table:style-name="Tabla1.B"/>
        <table:table-header-rows>
          <table:table-row>
            <table:table-cell table:style-name="Tabla1.A1" office:value-type="string">
              <text:p text:style-name="P15">Comando</text:p>
            </table:table-cell>
            <table:table-cell table:style-name="Tabla1.B1" office:value-type="string">
              <text:p text:style-name="P15">Descripción</text:p>
            </table:table-cell>
          </table:table-row>
        </table:table-header-rows>
        <table:table-row>
          <table:table-cell table:style-name="Tabla1.A2" office:value-type="string">
            <text:p text:style-name="P14"><text:span text:style-name="Source_20_Text"><text:span text:style-name="T2">ipa</text:span></text:span></text:p>
          </table:table-cell>
          <table:table-cell table:style-name="Tabla1.B2" office:value-type="string">
            <text:p text:style-name="P14">Herramienta de línea de comandos para la administración de FreeIPA, proporciona una interfaz para gestionar identidades, políticas y servicios en un entorno de directorio LDAP.</text:p>
          </table:table-cell>
        </table:table-row>
        <table:table-row>
          <table:table-cell table:style-name="Tabla1.A2" office:value-type="string">
            <text:p text:style-name="P14"><text:span text:style-name="Source_20_Text"><text:span text:style-name="T2">ipa-cert-fix</text:span></text:span></text:p>
          </table:table-cell>
          <table:table-cell table:style-name="Tabla1.B2" office:value-type="string">
            <text:p text:style-name="P14">Utilizado para corregir problemas relacionados con certificados en el sistema.</text:p>
          </table:table-cell>
        </table:table-row>
        <table:table-row>
          <table:table-cell table:style-name="Tabla1.A2" office:value-type="string">
            <text:p text:style-name="P14"><text:span text:style-name="Source_20_Text"><text:span text:style-name="T2">ipa-csreplica-manage</text:span></text:span></text:p>
          </table:table-cell>
          <table:table-cell table:style-name="Tabla1.B2" office:value-type="string">
            <text:p text:style-name="P14">Gestiona las réplicas del servicio de certificados (Certificate System) en un entorno FreeIPA.</text:p>
          </table:table-cell>
        </table:table-row>
        <table:table-row>
          <table:table-cell table:style-name="Tabla1.A2" office:value-type="string">
            <text:p text:style-name="P14"><text:span text:style-name="Source_20_Text"><text:span text:style-name="T2">ipa-ldap-updater</text:span></text:span></text:p>
          </table:table-cell>
          <table:table-cell table:style-name="Tabla1.B2" office:value-type="string">
            <text:p text:style-name="P14">Actualiza datos en el servidor LDAP de FreeIPA.</text:p>
          </table:table-cell>
        </table:table-row>
        <table:table-row>
          <table:table-cell table:style-name="Tabla1.A2" office:value-type="string">
            <text:p text:style-name="P14"><text:span text:style-name="Source_20_Text"><text:span text:style-name="T2">ipa-replica-install</text:span></text:span></text:p>
          </table:table-cell>
          <table:table-cell table:style-name="Tabla1.B2" office:value-type="string">
            <text:p text:style-name="P14">Instala una réplica de FreeIPA para replicación de datos y alta disponibilidad.</text:p>
          </table:table-cell>
        </table:table-row>
        <table:table-row>
          <table:table-cell table:style-name="Tabla1.A2" office:value-type="string">
            <text:p text:style-name="P14"><text:span text:style-name="Source_20_Text"><text:span text:style-name="T2">ipa-server-upgrade</text:span></text:span></text:p>
          </table:table-cell>
          <table:table-cell table:style-name="Tabla1.B2" office:value-type="string">
            <text:p text:style-name="P14">Actualiza la instalación del servidor FreeIPA a una nueva versión.</text:p>
          </table:table-cell>
        </table:table-row>
        <table:table-row>
          <table:table-cell table:style-name="Tabla1.A2" office:value-type="string">
            <text:p text:style-name="P14"><text:span text:style-name="Source_20_Text"><text:span text:style-name="T2">ipa-acme-manage</text:span></text:span></text:p>
          </table:table-cell>
          <table:table-cell table:style-name="Tabla1.B2" office:value-type="string">
            <text:p text:style-name="P14">Gestiona la emisión de certificados ACME en FreeIPA.</text:p>
          </table:table-cell>
        </table:table-row>
        <table:table-row>
          <table:table-cell table:style-name="Tabla1.A2" office:value-type="string">
            <text:p text:style-name="P14"><text:span text:style-name="Source_20_Text"><text:span text:style-name="T2">ipa-certupdate</text:span></text:span></text:p>
          </table:table-cell>
          <table:table-cell table:style-name="Tabla1.B2" office:value-type="string">
            <text:p text:style-name="P14">Actualiza certificados en un servidor FreeIPA.</text:p>
          </table:table-cell>
        </table:table-row>
        <table:table-row>
          <table:table-cell table:style-name="Tabla1.A2" office:value-type="string">
            <text:p text:style-name="P14"><text:span text:style-name="Source_20_Text"><text:span text:style-name="T2">ipa-dns-install</text:span></text:span></text:p>
          </table:table-cell>
          <table:table-cell table:style-name="Tabla1.B2" office:value-type="string">
            <text:p text:style-name="P14">Instala y configura el servicio DNS en un servidor FreeIPA.</text:p>
          </table:table-cell>
        </table:table-row>
        <table:table-row>
          <table:table-cell table:style-name="Tabla1.A2" office:value-type="string">
            <text:p text:style-name="P14"><text:span text:style-name="Source_20_Text"><text:span text:style-name="T2">ipa-managed-entries</text:span></text:span></text:p>
          </table:table-cell>
          <table:table-cell table:style-name="Tabla1.B2" office:value-type="string">
            <text:p text:style-name="P14">Información de administración para entradas gestionadas en un servidor FreeIPA.</text:p>
          </table:table-cell>
        </table:table-row>
        <table:table-row>
          <table:table-cell table:style-name="Tabla1.A2" office:value-type="string">
            <text:p text:style-name="P14"><text:span text:style-name="Source_20_Text"><text:span text:style-name="T2">ipa-replica-manage</text:span></text:span></text:p>
          </table:table-cell>
          <table:table-cell table:style-name="Tabla1.B2" office:value-type="string">
            <text:p text:style-name="P14">Gestiona réplicas de servidores FreeIPA.</text:p>
          </table:table-cell>
        </table:table-row>
        <table:table-row>
          <table:table-cell table:style-name="Tabla1.A2" office:value-type="string">
            <text:p text:style-name="P14"><text:span text:style-name="Source_20_Text"><text:span text:style-name="T2">ipa-winsync-migrate</text:span></text:span></text:p>
          </table:table-cell>
          <table:table-cell table:style-name="Tabla1.B2" office:value-type="string">
            <text:p text:style-name="P14">Migración de datos de sincronización de WinSync en un entorno FreeIPA.</text:p>
          </table:table-cell>
        </table:table-row>
        <table:table-row>
          <table:table-cell table:style-name="Tabla1.A2" office:value-type="string">
            <text:p text:style-name="P14"><text:span text:style-name="Source_20_Text"><text:span text:style-name="T2">ipa-advise</text:span></text:span></text:p>
          </table:table-cell>
          <table:table-cell table:style-name="Tabla1.B2" office:value-type="string">
            <text:p text:style-name="P14">Proporciona asesoramiento para resolver problemas en un entorno FreeIPA.</text:p>
          </table:table-cell>
        </table:table-row>
        <table:table-row>
          <table:table-cell table:style-name="Tabla1.A2" office:value-type="string">
            <text:p text:style-name="P14"><text:span text:style-name="Source_20_Text"><text:span text:style-name="T2">ipa-client-automount</text:span></text:span></text:p>
          </table:table-cell>
          <table:table-cell table:style-name="Tabla1.B2" office:value-type="string">
            <text:p text:style-name="P14">Configura la montura automática de clientes FreeIPA.</text:p>
          </table:table-cell>
        </table:table-row>
        <table:table-row>
          <table:table-cell table:style-name="Tabla1.A2" office:value-type="string">
            <text:p text:style-name="P14"><text:span text:style-name="Source_20_Text"><text:span text:style-name="T2">ipa-getcert</text:span></text:span></text:p>
          </table:table-cell>
          <table:table-cell table:style-name="Tabla1.B2" office:value-type="string">
            <text:p text:style-name="P14">Muestra información sobre certificados gestionados por FreeIPA.</text:p>
          </table:table-cell>
        </table:table-row>
        <table:table-row>
          <table:table-cell table:style-name="Tabla1.A2" office:value-type="string">
            <text:p text:style-name="P14"><text:span text:style-name="Source_20_Text"><text:span text:style-name="T2">ipa-nis-manage</text:span></text:span></text:p>
          </table:table-cell>
          <table:table-cell table:style-name="Tabla1.B2" office:value-type="string">
            <text:p text:style-name="P14">Gestiona el soporte NIS en FreeIPA.</text:p>
          </table:table-cell>
        </table:table-row>
        <table:table-row>
          <table:table-cell table:style-name="Tabla1.A2" office:value-type="string">
            <text:p text:style-name="P14"><text:span text:style-name="Source_20_Text"><text:span text:style-name="T2">ipa-restore</text:span></text:span></text:p>
          </table:table-cell>
          <table:table-cell table:style-name="Tabla1.B2" office:value-type="string">
            <text:p text:style-name="P14">Restaura datos de respaldo en un servidor FreeIPA.</text:p>
          </table:table-cell>
        </table:table-row>
        <table:table-row>
          <table:table-cell table:style-name="Tabla1.A2" office:value-type="string">
            <text:p text:style-name="P14"><text:span text:style-name="Source_20_Text"><text:span text:style-name="T2">ipactl</text:span></text:span></text:p>
          </table:table-cell>
          <table:table-cell table:style-name="Tabla1.B2" office:value-type="string">
            <text:p text:style-name="P14">Controla el estado de los servicios de FreeIPA.</text:p>
          </table:table-cell>
        </table:table-row>
        <table:table-row>
          <table:table-cell table:style-name="Tabla1.A2" office:value-type="string">
            <text:p text:style-name="P14"><text:span text:style-name="Source_20_Text"><text:span text:style-name="T2">ipa-backup</text:span></text:span></text:p>
          </table:table-cell>
          <table:table-cell table:style-name="Tabla1.B2" office:value-type="string">
            <text:p text:style-name="P14">Realiza una copia de seguridad de la configuración y datos de FreeIPA.</text:p>
          </table:table-cell>
        </table:table-row>
        <table:table-row>
          <table:table-cell table:style-name="Tabla1.A2" office:value-type="string">
            <text:p text:style-name="P14"><text:span text:style-name="Source_20_Text"><text:span text:style-name="T2">ipa-client-install</text:span></text:span></text:p>
          </table:table-cell>
          <table:table-cell table:style-name="Tabla1.B2" office:value-type="string">
            <text:p text:style-name="P14">Instala y configura un cliente FreeIPA.</text:p>
          </table:table-cell>
        </table:table-row>
        <table:table-row>
          <table:table-cell table:style-name="Tabla1.A2" office:value-type="string">
            <text:p text:style-name="P14"><text:span text:style-name="Source_20_Text"><text:span text:style-name="T2">ipa-getkeytab</text:span></text:span></text:p>
          </table:table-cell>
          <table:table-cell table:style-name="Tabla1.B2" office:value-type="string">
            <text:p text:style-name="P14">Obtiene un archivo keytab para un usuario en FreeIPA.</text:p>
          </table:table-cell>
        </table:table-row>
        <table:table-row>
          <table:table-cell table:style-name="Tabla1.A2" office:value-type="string">
            <text:p text:style-name="P14"><text:span text:style-name="Source_20_Text"><text:span text:style-name="T2">ipa-otptoken-import</text:span></text:span></text:p>
          </table:table-cell>
          <table:table-cell table:style-name="Tabla1.B2" office:value-type="string">
            <text:p text:style-name="P14">Importa tokens OTP (One-Time Password) en un entorno FreeIPA.</text:p>
          </table:table-cell>
        </table:table-row>
        <table:table-row>
          <table:table-cell table:style-name="Tabla1.A2" office:value-type="string">
            <text:p text:style-name="P14"><text:span text:style-name="Source_20_Text"><text:span text:style-name="T2">ipa-rmkeytab</text:span></text:span></text:p>
          </table:table-cell>
          <table:table-cell table:style-name="Tabla1.B2" office:value-type="string">
            <text:p text:style-name="P14">Elimina un archivo keytab en FreeIPA.</text:p>
          </table:table-cell>
        </table:table-row>
        <table:table-row>
          <table:table-cell table:style-name="Tabla1.A2" office:value-type="string">
            <text:p text:style-name="P14"><text:span text:style-name="Source_20_Text"><text:span text:style-name="T2">ipa-ca-install</text:span></text:span></text:p>
          </table:table-cell>
          <table:table-cell table:style-name="Tabla1.B2" office:value-type="string">
            <text:p text:style-name="P14">Instala y configura un servidor de certificados (CA) en FreeIPA.</text:p>
          </table:table-cell>
        </table:table-row>
        <table:table-row>
          <table:table-cell table:style-name="Tabla1.A2" office:value-type="string">
            <text:p text:style-name="P14"><text:span text:style-name="Source_20_Text"><text:span text:style-name="T2">ipa-compat-manage</text:span></text:span></text:p>
          </table:table-cell>
          <table:table-cell table:style-name="Tabla1.B2" office:value-type="string">
            <text:p text:style-name="P14">Gestiona la compatibilidad con otros directorios LDAP.</text:p>
          </table:table-cell>
        </table:table-row>
        <text:soft-page-break/>
        <table:table-row>
          <table:table-cell table:style-name="Tabla1.A2" office:value-type="string">
            <text:p text:style-name="P14"><text:span text:style-name="Source_20_Text"><text:span text:style-name="T2">ipa-join</text:span></text:span></text:p>
          </table:table-cell>
          <table:table-cell table:style-name="Tabla1.B2" office:value-type="string">
            <text:p text:style-name="P14">Permite que un sistema se una a un dominio FreeIPA.</text:p>
          </table:table-cell>
        </table:table-row>
        <table:table-row>
          <table:table-cell table:style-name="Tabla1.A2" office:value-type="string">
            <text:p text:style-name="P14"><text:span text:style-name="Source_20_Text"><text:span text:style-name="T2">ipa-pkinit-manage</text:span></text:span></text:p>
          </table:table-cell>
          <table:table-cell table:style-name="Tabla1.B2" office:value-type="string">
            <text:p text:style-name="P14">Configura la integración de PKINIT (Public Key Cryptography for Initial Authentication) en FreeIPA.</text:p>
          </table:table-cell>
        </table:table-row>
        <table:table-row>
          <table:table-cell table:style-name="Tabla1.A2" office:value-type="string">
            <text:p text:style-name="P14"><text:span text:style-name="Source_20_Text"><text:span text:style-name="T2">ipa-server-certinstall</text:span></text:span></text:p>
          </table:table-cell>
          <table:table-cell table:style-name="Tabla1.B2" office:value-type="string">
            <text:p text:style-name="P14">Instala el certificado del servidor en FreeIPA.</text:p>
          </table:table-cell>
        </table:table-row>
        <table:table-row>
          <table:table-cell table:style-name="Tabla1.A2" office:value-type="string">
            <text:p text:style-name="P14"><text:span text:style-name="Source_20_Text"><text:span text:style-name="T2">ipa-cacert-manage</text:span></text:span></text:p>
          </table:table-cell>
          <table:table-cell table:style-name="Tabla1.B2" office:value-type="string">
            <text:p text:style-name="P14">Gestiona certificados de la autoridad de certificación en FreeIPA.</text:p>
          </table:table-cell>
        </table:table-row>
        <table:table-row>
          <table:table-cell table:style-name="Tabla1.A2" office:value-type="string">
            <text:p text:style-name="P14"><text:span text:style-name="Source_20_Text"><text:span text:style-name="T2">ipa-crlgen-manage</text:span></text:span></text:p>
          </table:table-cell>
          <table:table-cell table:style-name="Tabla1.B2" office:value-type="string">
            <text:p text:style-name="P14">Gestiona la generación de listas de revocación de certificados (CRL) en FreeIPA.</text:p>
          </table:table-cell>
        </table:table-row>
        <table:table-row>
          <table:table-cell table:style-name="Tabla1.A2" office:value-type="string">
            <text:p text:style-name="P14"><text:span text:style-name="Source_20_Text"><text:span text:style-name="T2">ipa-kra-install</text:span></text:span></text:p>
          </table:table-cell>
          <table:table-cell table:style-name="Tabla1.B2" office:value-type="string">
            <text:p text:style-name="P14">Instala y configura el sistema de archivo clave (KRA) en FreeIPA.</text:p>
          </table:table-cell>
        </table:table-row>
        <table:table-row>
          <table:table-cell table:style-name="Tabla1.A2" office:value-type="string">
            <text:p text:style-name="P14"><text:span text:style-name="Source_20_Text"><text:span text:style-name="T2">ipa-replica-conncheck</text:span></text:span></text:p>
          </table:table-cell>
          <table:table-cell table:style-name="Tabla1.B2" office:value-type="string">
            <text:p text:style-name="P14">Verifica la conectividad entre réplicas de servidores FreeIPA.</text:p>
          </table:table-cell>
        </table:table-row>
        <table:table-row>
          <table:table-cell table:style-name="Tabla1.A2" office:value-type="string">
            <text:p text:style-name="P14"><text:span text:style-name="Source_20_Text"><text:span text:style-name="T2">ipa-server-install</text:span></text:span></text:p>
          </table:table-cell>
          <table:table-cell table:style-name="Tabla1.B2" office:value-type="string">
            <text:p text:style-name="Table_20_Contents">Instala y configura un servidor FreeIPA.</text:p>
          </table:table-cell>
        </table:table-row>
      </table:table>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09:17:24.565555929</meta:creation-date>
    <dc:date>2023-11-28T15:31:01.461866106</dc:date>
    <meta:editing-duration>PT16H25M32S</meta:editing-duration>
    <meta:editing-cycles>17</meta:editing-cycles>
    <meta:generator>LibreOffice/7.6.2.1$Linux_X86_64 LibreOffice_project/56f7684011345957bbf33a7ee678afaf4d2ba333</meta:generator>
    <meta:document-statistic meta:table-count="1" meta:image-count="1" meta:object-count="0" meta:page-count="12" meta:paragraph-count="213" meta:word-count="2529" meta:character-count="17329" meta:non-whitespace-character-count="15017"/>
  </office:meta>
</office:document-meta>
</file>